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_5f_droits_5f_echeances" style:display-name="liste_droits_echeances" style:family="table">
      <style:table-properties style:width="16.999cm" table:align="margins" fo:background-color="transparent" fo:keep-with-next="auto">
        <style:background-image/>
      </style:table-properties>
    </style:style>
    <style:style style:name="liste_5f_droits_5f_echeances.A" style:display-name="liste_droits_echeances.A" style:family="table-column">
      <style:table-column-properties style:column-width="1.452cm" style:rel-column-width="5596*"/>
    </style:style>
    <style:style style:name="liste_5f_droits_5f_echeances.B" style:display-name="liste_droits_echeances.B" style:family="table-column">
      <style:table-column-properties style:column-width="2.487cm" style:rel-column-width="9588*"/>
    </style:style>
    <style:style style:name="liste_5f_droits_5f_echeances.C" style:display-name="liste_droits_echeances.C" style:family="table-column">
      <style:table-column-properties style:column-width="1.432cm" style:rel-column-width="5521*"/>
    </style:style>
    <style:style style:name="liste_5f_droits_5f_echeances.D" style:display-name="liste_droits_echeances.D" style:family="table-column">
      <style:table-column-properties style:column-width="3.2cm" style:rel-column-width="12335*"/>
    </style:style>
    <style:style style:name="liste_5f_droits_5f_echeances.E" style:display-name="liste_droits_echeances.E" style:family="table-column">
      <style:table-column-properties style:column-width="3.201cm" style:rel-column-width="12342*"/>
    </style:style>
    <style:style style:name="liste_5f_droits_5f_echeances.F" style:display-name="liste_droits_echeances.F" style:family="table-column">
      <style:table-column-properties style:column-width="1.64cm" style:rel-column-width="6324*"/>
    </style:style>
    <style:style style:name="liste_5f_droits_5f_echeances.G" style:display-name="liste_droits_echeances.G" style:family="table-column">
      <style:table-column-properties style:column-width="1.635cm" style:rel-column-width="6303*"/>
    </style:style>
    <style:style style:name="liste_5f_droits_5f_echeances.H" style:display-name="liste_droits_echeances.H" style:family="table-column">
      <style:table-column-properties style:column-width="1.953cm" style:rel-column-width="7526*"/>
    </style:style>
    <style:style style:name="liste_5f_droits_5f_echeances.1" style:display-name="liste_droits_echeances.1" style:family="table-row">
      <style:table-row-properties style:min-row-height="2.858cm" fo:background-color="transparent" style:keep-together="false" fo:keep-together="always">
        <style:background-image/>
      </style:table-row-properties>
    </style:style>
    <style:style style:name="liste_5f_droits_5f_echeances.A1" style:display-name="liste_droits_echeances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_5f_droits_5f_echeances.H1" style:display-name="liste_droits_echeances.H1" style:family="table-cell">
      <style:table-cell-properties fo:background-color="#c0c0c0" fo:padding="0.097cm" fo:border="0.002cm solid #000000">
        <style:background-image/>
      </style:table-cell-properties>
    </style:style>
    <style:style style:name="liste_5f_droits_5f_echeances.2" style:display-name="liste_droits_echeances.2" style:family="table-row">
      <style:table-row-properties style:keep-together="false" fo:keep-together="always"/>
    </style:style>
    <style:style style:name="liste_5f_droits_5f_echeances.A2" style:display-name="liste_droits_echeances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_5f_droits_5f_echeances.H2" style:display-name="liste_droits_echeances.H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color="#000000" style:font-name="Arial" fo:font-size="10pt" style:text-underline-style="none" fo:background-color="#ffffff" style:font-size-asian="10pt" style:font-size-complex="10pt"/>
    </style:style>
    <style:style style:name="P2" style:family="paragraph" style:parent-style-name="contenu_20_tableau_20_1e_20_ligne">
      <style:text-properties style:text-underline-style="none"/>
    </style:style>
    <style:style style:name="P3" style:family="paragraph" style:parent-style-name="Table_20_Contents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liste_droits_echeances" table:style-name="liste_5f_droits_5f_echeances">
        <table:table-column table:style-name="liste_5f_droits_5f_echeances.A"/>
        <table:table-column table:style-name="liste_5f_droits_5f_echeances.B"/>
        <table:table-column table:style-name="liste_5f_droits_5f_echeances.C"/>
        <table:table-column table:style-name="liste_5f_droits_5f_echeances.D"/>
        <table:table-column table:style-name="liste_5f_droits_5f_echeances.E"/>
        <table:table-column table:style-name="liste_5f_droits_5f_echeances.F"/>
        <table:table-column table:style-name="liste_5f_droits_5f_echeances.G"/>
        <table:table-column table:style-name="liste_5f_droits_5f_echeances.H"/>
        <table:table-header-rows>
          <table:table-row table:style-name="liste_5f_droits_5f_echeances.1">
            <table:table-cell table:style-name="liste_5f_droits_5f_echeances.A1" office:value-type="string">
              <text:p text:style-name="P2">%{HEADER_ROWS:0}%%{0,entete}%%=entete_affilie=%</text:p>
            </table:table-cell>
            <table:table-cell table:style-name="liste_5f_droits_5f_echeances.A1" office:value-type="string">
              <text:p text:style-name="P2">%=entete_nss=%</text:p>
            </table:table-cell>
            <table:table-cell table:style-name="liste_5f_droits_5f_echeances.A1" office:value-type="string">
              <text:p text:style-name="P2">%=entete_noDossier=%</text:p>
            </table:table-cell>
            <table:table-cell table:style-name="liste_5f_droits_5f_echeances.A1" office:value-type="string">
              <text:p text:style-name="P2">%=entete_allocataire=%</text:p>
            </table:table-cell>
            <table:table-cell table:style-name="liste_5f_droits_5f_echeances.A1" office:value-type="string">
              <text:p text:style-name="P2">%=entete_enfant=%</text:p>
            </table:table-cell>
            <table:table-cell table:style-name="liste_5f_droits_5f_echeances.A1" office:value-type="string">
              <text:p text:style-name="P2">%=entete_naissance=%</text:p>
            </table:table-cell>
            <table:table-cell table:style-name="liste_5f_droits_5f_echeances.A1" office:value-type="string">
              <text:p text:style-name="P2">%=entete_echeance=%</text:p>
            </table:table-cell>
            <table:table-cell table:style-name="liste_5f_droits_5f_echeances.H1" office:value-type="string">
              <text:p text:style-name="P2">%=entete_motif=%</text:p>
            </table:table-cell>
          </table:table-row>
        </table:table-header-rows>
        <table:table-row table:style-name="liste_5f_droits_5f_echeances.2">
          <table:table-cell table:style-name="liste_5f_droits_5f_echeances.A2" office:value-type="string">
            <text:p text:style-name="Table_20_Contents">%{colonne}%%=col_affilie=%</text:p>
          </table:table-cell>
          <table:table-cell table:style-name="liste_5f_droits_5f_echeances.A2" office:value-type="string">
            <text:p text:style-name="Table_20_Contents">%=col_nss=%</text:p>
          </table:table-cell>
          <table:table-cell table:style-name="liste_5f_droits_5f_echeances.A2" office:value-type="string">
            <text:p text:style-name="Table_20_Contents">%=col_noDossier=%</text:p>
          </table:table-cell>
          <table:table-cell table:style-name="liste_5f_droits_5f_echeances.A2" office:value-type="string">
            <text:p text:style-name="P3">%=col_allocataire=%</text:p>
          </table:table-cell>
          <table:table-cell table:style-name="liste_5f_droits_5f_echeances.A2" office:value-type="string">
            <text:p text:style-name="P3">%=col_enfant=%</text:p>
          </table:table-cell>
          <table:table-cell table:style-name="liste_5f_droits_5f_echeances.A2" office:value-type="string">
            <text:p text:style-name="Table_20_Contents">%=col_naissance=%</text:p>
          </table:table-cell>
          <table:table-cell table:style-name="liste_5f_droits_5f_echeances.A2" office:value-type="string">
            <text:p text:style-name="Table_20_Contents">%=col_echeance=%</text:p>
          </table:table-cell>
          <table:table-cell table:style-name="liste_5f_droits_5f_echeances.H2" office:value-type="string">
            <text:p text:style-name="Table_20_Contents">%=col_motif=%</text:p>
          </table:table-cell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30T14:05:05</meta:creation-date>
    <dc:date>2010-02-10T13:57:59</dc:date>
    <meta:editing-cycles>54</meta:editing-cycles>
    <meta:editing-duration>PT2H30M3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6" meta:word-count="38" meta:character-count="308"/>
  </office:meta>
</office:document-meta>
</file>